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17945d" officeooo:paragraph-rsid="001bba08"/>
    </style:style>
    <style:style style:name="P2" style:family="paragraph" style:parent-style-name="Text_20_body">
      <style:text-properties style:text-underline-style="none" officeooo:rsid="0017945d" officeooo:paragraph-rsid="001e4584"/>
    </style:style>
    <style:style style:name="P3" style:family="paragraph" style:parent-style-name="Heading_20_1">
      <style:text-properties style:text-underline-style="solid" style:text-underline-width="auto" style:text-underline-color="font-color"/>
    </style:style>
    <style:style style:name="P4" style:family="paragraph" style:parent-style-name="Heading_20_1">
      <style:text-properties officeooo:paragraph-rsid="001e4584"/>
    </style:style>
    <style:style style:name="P5" style:family="paragraph" style:parent-style-name="Heading_20_2"/>
    <style:style style:name="T1" style:family="text">
      <style:text-properties officeooo:rsid="0018c0da"/>
    </style:style>
    <style:style style:name="T2" style:family="text">
      <style:text-properties officeooo:rsid="001a4688"/>
    </style:style>
    <style:style style:name="T3" style:family="text">
      <style:text-properties officeooo:rsid="001bba08"/>
    </style:style>
    <style:style style:name="T4" style:family="text">
      <style:text-properties officeooo:rsid="001c62f9"/>
    </style:style>
    <style:style style:name="T5" style:family="text">
      <style:text-properties officeooo:rsid="001e5309"/>
    </style:style>
    <style:style style:name="T6" style:family="text">
      <style:text-properties officeooo:rsid="001d18c6"/>
    </style:style>
    <style:style style:name="T7" style:family="text">
      <style:text-properties officeooo:rsid="001dac2b"/>
    </style:style>
    <style:style style:name="T8" style:family="text">
      <style:text-properties officeooo:rsid="0021b778"/>
    </style:style>
    <style:style style:name="T9" style:family="text">
      <style:text-properties officeooo:rsid="001a8e5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1a8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1">Sexto</text:span>: <text:span text:style-name="T1">Aprobado2</text:span></text:h>
      <text:p text:style-name="P1">Inicio<text:span text:style-name="T2"><text:line-break/><text:tab/></text:span><text:span text:style-name="T3">Repetir</text:span><text:span text:style-name="T2"><text:line-break/><text:tab/><text:tab/>Mostrar mensaje “Introduce tu nota:[0-10]”.<text:line-break/><text:tab/><text:tab/>Preguntar nota<text:line-break/><text:tab/>Mientras nota&lt;0 o nota&gt;10<text:line-break/><text:tab/>Si nota&lt;5<text:line-break/><text:tab/><text:tab/>Mostrar mensaje “Has suspendido”.<text:line-break/><text:tab/>Caso contrario<text:line-break/><text:tab/><text:tab/>Mostrar mensaje “Has aprobado”.<text:line-break/><text:tab/>Fin_si</text:span><text:line-break/>Fin</text:p>
      <text:h text:style-name="P4" text:outline-level="1"><text:span text:style-name="T11">Séptimo</text:span><text:span text:style-name="T10">: </text:span><text:span text:style-name="T11">Potencias</text:span></text:h>
      <text:p text:style-name="P2">Inicio<text:line-break/><text:tab/><text:span text:style-name="T4">Mostrar mensaje “Introduce una base”.<text:line-break/><text:tab/>Pedir base<text:line-break/><text:tab/></text:span><text:span text:style-name="T5">Repetir</text:span><text:span text:style-name="T4"><text:line-break/></text:span><text:span text:style-name="T6"><text:tab/><text:tab/>Mostrar mensaje “Introduce un exponente positivo.”<text:line-break/><text:tab/><text:tab/>Pedir exponente<text:line-break/><text:tab/>Mientras exponente&lt;0<text:line-break/><text:tab/></text:span><text:span text:style-name="T7">Iniciar resultado=1</text:span><text:span text:style-name="T6"><text:line-break/><text:tab/></text:span><text:span text:style-name="T5">Para</text:span><text:span text:style-name="T7"> contado</text:span><text:span text:style-name="T5">r desde 1 hasta exponente</text:span><text:span text:style-name="T7"><text:line-break/><text:tab/><text:tab/>resultado=resultado*base<text:line-break/><text:tab/>Fin_</text:span><text:span text:style-name="T5">para<text:line-break/><text:tab/></text:span><text:span text:style-name="T8">Mostrar resultado</text:span><text:line-break/>F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Heading_20_2" text:outline-level="2">Tema 1: Desarrollo de Software.<text:tab/><text:tab/>Boletín 1: Pseudocódigo I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1:56:58.787000000</meta:creation-date>
    <dc:date>2022-10-11T11:57:39.730000000</dc:date>
    <meta:editing-duration>PT42M56S</meta:editing-duration>
    <meta:editing-cycles>10</meta:editing-cycles>
    <meta:generator>LibreOffice/7.3.6.2$Windows_X86_64 LibreOffice_project/c28ca90fd6e1a19e189fc16c05f8f8924961e12e</meta:generator>
    <meta:document-statistic meta:table-count="0" meta:image-count="0" meta:object-count="0" meta:page-count="1" meta:paragraph-count="5" meta:word-count="72" meta:character-count="585" meta:non-whitespace-character-count="490"/>
  </office:meta>
</office:document-meta>
</file>